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60db1" officeooo:paragraph-rsid="00160db1" style:font-size-asian="8.75pt" style:font-size-complex="10pt"/>
    </style:style>
    <style:style style:name="P2" style:family="paragraph" style:parent-style-name="Standard">
      <style:text-properties style:font-name="Courier New" fo:font-size="10pt" officeooo:rsid="0017aebc" officeooo:paragraph-rsid="0017aebc" style:font-size-asian="8.75pt" style:font-size-complex="10pt"/>
    </style:style>
    <style:style style:name="P3" style:family="paragraph" style:parent-style-name="Standard">
      <style:text-properties style:font-name="Courier New" fo:font-size="10pt" officeooo:rsid="0017aebc" officeooo:paragraph-rsid="001869a7" style:font-size-asian="8.75pt" style:font-size-complex="10pt"/>
    </style:style>
    <style:style style:name="P4" style:family="paragraph" style:parent-style-name="Standard">
      <style:text-properties style:font-name="Courier New" fo:font-size="10pt" officeooo:rsid="001869a7" officeooo:paragraph-rsid="001869a7" style:font-size-asian="8.75pt" style:font-size-complex="10pt"/>
    </style:style>
    <style:style style:name="P5" style:family="paragraph" style:parent-style-name="Standard">
      <style:text-properties style:font-name="Courier New" fo:font-size="10pt" officeooo:rsid="001b825e" officeooo:paragraph-rsid="001b825e" style:font-size-asian="8.75pt" style:font-size-complex="10pt"/>
    </style:style>
    <style:style style:name="P6" style:family="paragraph" style:parent-style-name="Standard">
      <style:text-properties style:font-name="Courier New" fo:font-size="10pt" officeooo:rsid="001c5b92" officeooo:paragraph-rsid="001c5b92" style:font-size-asian="8.75pt" style:font-size-complex="10pt"/>
    </style:style>
    <style:style style:name="T1" style:family="text">
      <style:text-properties officeooo:rsid="0017aebc"/>
    </style:style>
    <style:style style:name="T2" style:family="text">
      <style:text-properties officeooo:rsid="0017f851"/>
    </style:style>
    <style:style style:name="T3" style:family="text">
      <style:text-properties officeooo:rsid="0019dc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e area of concern for retired people is how to effectively manage all the newfound free time in retirement. What are some key time management ideas?</text:p>
      <text:p text:style-name="P1"/>
      <text:p text:style-name="P1">First, avoid wasteful and often self-destructive uses of time. These range from watching too much television <text:span text:style-name="T1">and</text:span> sleeping too much to addictive behaviors like drinking too much, spending too much time online, gambling and similar pursuits. <text:span text:style-name="T3">Make sure that your eating, sleeping and self-care adhere to a regular pattern. </text:span>If this area gets out of control everything else is at risk.</text:p>
      <text:p text:style-name="P1"/>
      <text:p text:style-name="P2">Second, have some concrete expectations for your daily activities. Call them office hours or the like, but have specific day-by-day time segments, <text:span text:style-name="T2">be consistent and be mindful of time spent.</text:span></text:p>
      <text:p text:style-name="P2"/>
      <text:p text:style-name="P4">Third, learn to say no to commitments. Not everything someone asks you to do is an appropriate use of your time and can be a distraction; distractions have a way of accumulating and can lead to a frustrating failure to discern progree in reaching your goals.</text:p>
      <text:p text:style-name="P4"/>
      <text:p text:style-name="P4">Fourth, organize and track your essential tasks. Be able to see regular progress in moving tasks through a defined process. Some suggestions for task tracking software are Trello, Notion or Click-Up (or workalikes).</text:p>
      <text:p text:style-name="P3"/>
      <text:p text:style-name="P5">Finally, take time for the most important things such as exercise, phone calls, emails (within reason), and socializing. Remember peoples' birthdays.</text:p>
      <text:p text:style-name="P5"/>
      <text:p text:style-name="P6">Having what seems like unlimited free time can be exhilirating, but can also pose unexpected challenges. These suggestion might be helpful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58S</meta:editing-duration>
    <meta:editing-cycles>12</meta:editing-cycles>
    <meta:generator>LibreOffice/5.4.3.2$Windows_X86_64 LibreOffice_project/92a7159f7e4af62137622921e809f8546db437e5</meta:generator>
    <dc:date>2022-08-19T15:37:48.793000000</dc:date>
    <meta:document-statistic meta:table-count="0" meta:image-count="0" meta:object-count="0" meta:page-count="1" meta:paragraph-count="7" meta:word-count="238" meta:character-count="1481" meta:non-whitespace-character-count="1250"/>
    <meta:user-defined meta:name="Info 1"/>
    <meta:user-defined meta:name="Info 2"/>
    <meta:user-defined meta:name="Info 3"/>
    <meta:user-defined meta:name="Info 4"/>
  </office:meta>
</office:document-meta>
</file>